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32026F7DC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9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0000ff"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03cm" svg:height="1.715cm" svg:x="2.764cm" svg:y="-12.602cm">
          <draw:text-box>
            <text:p text:style-name="P1"><text:span text:style-name="T1">Welcome to file.fyicenter.com! </text:span></text:p>
          </draw:text-box>
        </draw:frame>
        <draw:frame draw:style-name="gr2" draw:text-style-name="P2" draw:layer="layout" svg:width="3.978cm" svg:height="4.077cm" svg:x="1.237cm" svg:y="-12.101cm">
          <draw:image xlink:href="Pictures/10000201000003200000032026F7DC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date>2012-07-06T23:08:13.25</dc:date>
    <dc:creator>H Y</dc:creator>
    <meta:editing-duration>PT46H04M53S</meta:editing-duration>
    <meta:editing-cycles>27</meta:editing-cycles>
    <meta:document-statistic meta:object-count="2"/>
  </office:meta>
</office:document-meta>
</file>